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quipment (datacenter)</text:p>
          </table:table-cell>
          <table:table-cell office:value-type="string" calcext:value-type="string">
            <text:p>ESP bandwidth (Gbps)</text:p>
          </table:table-cell>
          <table:table-cell office:value-type="string" calcext:value-type="string">
            <text:p>power consumption (W)</text:p>
          </table:table-cell>
          <table:table-cell office:value-type="string" calcext:value-type="string">
            <text:p>P/C (W/Gb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ASR 1001-X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[.C2]/[.B2]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ASR 1002-X</text:p>
          </table:table-cell>
          <table:table-cell office:value-type="float" office:value="36" calcext:value-type="float">
            <text:p>36</text:p>
          </table:table-cell>
          <table:table-cell office:value-type="float" office:value="560" calcext:value-type="float">
            <text:p>560</text:p>
          </table:table-cell>
          <table:table-cell table:formula="of:=[.C3]/[.B3]" office:value-type="float" office:value="15.5555555555556" calcext:value-type="float">
            <text:p>15.555555555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ASR 1001-HX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table:formula="of:=[.C4]/[.B4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ASR 1002-HX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formula="of:=[.C5]/[.B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ASR 1004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table:formula="of:=[.C6]/[.B6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ASR 1006</text:p>
          </table:table-cell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table:formula="of:=[.C7]/[.B7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ASR 1006-X</text:p>
          </table:table-cell>
          <table:table-cell office:value-type="float" office:value="200" calcext:value-type="float">
            <text:p>200</text:p>
          </table:table-cell>
          <table:table-cell office:value-type="float" office:value="4500" calcext:value-type="float">
            <text:p>4500</text:p>
          </table:table-cell>
          <table:table-cell table:formula="of:=[.C8]/[.B8]" office:value-type="float" office:value="22.5" calcext:value-type="float">
            <text:p>2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ASR 1009-X</text:p>
          </table:table-cell>
          <table:table-cell office:value-type="float" office:value="200" calcext:value-type="float">
            <text:p>200</text:p>
          </table:table-cell>
          <table:table-cell office:value-type="float" office:value="5100" calcext:value-type="float">
            <text:p>5100</text:p>
          </table:table-cell>
          <table:table-cell table:formula="of:=[.C9]/[.B9]" office:value-type="float" office:value="25.5" calcext:value-type="float">
            <text:p>2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ASR 1013</text:p>
          </table:table-cell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formula="of:=[.C10]/[.B10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0])" office:value-type="float" office:value="106.222222222222" calcext:value-type="float">
            <text:p>106.222222222222</text:p>
          </table:table-cell>
          <table:table-cell table:formula="of:=AVERAGE(;[.C2:.C10])" office:value-type="float" office:value="1783" calcext:value-type="float">
            <text:p>1783</text:p>
          </table:table-cell>
          <table:table-cell table:formula="of:=AVERAGE([.D2:.D10])" office:value-type="float" office:value="16.3395061728395" calcext:value-type="float">
            <text:p>16.33950617283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uipment (core network)</text:p>
          </table:table-cell>
          <table:table-cell office:value-type="string" calcext:value-type="string">
            <text:p>bandwidth (Tbps)</text:p>
          </table:table-cell>
          <table:table-cell office:value-type="string" calcext:value-type="string">
            <text:p>power consumption (W)</text:p>
          </table:table-cell>
          <table:table-cell office:value-type="string" calcext:value-type="string">
            <text:p>P/C (W/Gb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01-32H</text:p>
          </table:table-cell>
          <table:table-cell office:value-type="float" office:value="3.2" calcext:value-type="float">
            <text:p>3.2</text:p>
          </table:table-cell>
          <table:table-cell office:value-type="float" office:value="178" calcext:value-type="float">
            <text:p>178</text:p>
          </table:table-cell>
          <table:table-cell table:formula="of:=[.C13]/([.B13]*1000)" office:value-type="float" office:value="0.055625" calcext:value-type="float">
            <text:p>0.05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02-64H </text:p>
          </table:table-cell>
          <table:table-cell office:value-type="float" office:value="6.4" calcext:value-type="float">
            <text:p>6.4</text:p>
          </table:table-cell>
          <table:table-cell office:value-type="float" office:value="256" calcext:value-type="float">
            <text:p>256</text:p>
          </table:table-cell>
          <table:table-cell table:formula="of:=[.C14]/([.B14]*1000)"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01-32FH </text:p>
          </table:table-cell>
          <table:table-cell office:value-type="float" office:value="12.8" calcext:value-type="float">
            <text:p>12.8</text:p>
          </table:table-cell>
          <table:table-cell office:value-type="float" office:value="288" calcext:value-type="float">
            <text:p>288</text:p>
          </table:table-cell>
          <table:table-cell table:formula="of:=[.C15]/([.B15]*1000)" office:value-type="float" office:value="0.0225" calcext:value-type="float">
            <text:p>0.0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11-32EH 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No data</text:p>
          </table:table-cell>
          <table:table-cell table:formula="of:=[.C16]/([.B16]*1000)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8201 </text:p>
          </table:table-cell>
          <table:table-cell office:value-type="float" office:value="10.8" calcext:value-type="float">
            <text:p>10.8</text:p>
          </table:table-cell>
          <table:table-cell office:value-type="float" office:value="415" calcext:value-type="float">
            <text:p>415</text:p>
          </table:table-cell>
          <table:table-cell table:formula="of:=[.C17]/([.B17]*1000)" office:value-type="float" office:value="0.0384259259259259" calcext:value-type="float">
            <text:p>0.0384259259259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8202 </text:p>
          </table:table-cell>
          <table:table-cell office:value-type="float" office:value="10.8" calcext:value-type="float">
            <text:p>10.8</text:p>
          </table:table-cell>
          <table:table-cell office:value-type="float" office:value="750" calcext:value-type="float">
            <text:p>750</text:p>
          </table:table-cell>
          <table:table-cell table:formula="of:=[.C18]/([.B18]*1000)" office:value-type="float" office:value="0.0694444444444445" calcext:value-type="float">
            <text:p>0.06944444444444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01-24H8FH</text:p>
          </table:table-cell>
          <table:table-cell office:value-type="float" office:value="5.6" calcext:value-type="float">
            <text:p>5.6</text:p>
          </table:table-cell>
          <table:table-cell office:value-type="float" office:value="205" calcext:value-type="float">
            <text:p>205</text:p>
          </table:table-cell>
          <table:table-cell table:formula="of:=[.C19]/([.B19]*1000)" office:value-type="float" office:value="0.0366071428571429" calcext:value-type="float">
            <text:p>0.0366071428571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01-32FH </text:p>
          </table:table-cell>
          <table:table-cell office:value-type="float" office:value="12.8" calcext:value-type="float">
            <text:p>12.8</text:p>
          </table:table-cell>
          <table:table-cell office:value-type="float" office:value="288" calcext:value-type="float">
            <text:p>288</text:p>
          </table:table-cell>
          <table:table-cell table:formula="of:=[.C20]/([.B20]*1000)" office:value-type="float" office:value="0.0225" calcext:value-type="float">
            <text:p>0.0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02-32FH-M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No data</text:p>
          </table:table-cell>
          <table:table-cell table:formula="of:=[.C21]/([.B21]*1000)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8804 </text:p>
          </table:table-cell>
          <table:table-cell office:value-type="float" office:value="57.6" calcext:value-type="float">
            <text:p>57.6</text:p>
          </table:table-cell>
          <table:table-cell office:value-type="float" office:value="4200" calcext:value-type="float">
            <text:p>4200</text:p>
          </table:table-cell>
          <table:table-cell table:formula="of:=[.C22]/([.B22]*1000)" office:value-type="float" office:value="0.0729166666666667" calcext:value-type="float">
            <text:p>0.07291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8808</text:p>
          </table:table-cell>
          <table:table-cell office:value-type="float" office:value="115.2" calcext:value-type="float">
            <text:p>115.2</text:p>
          </table:table-cell>
          <table:table-cell office:value-type="float" office:value="9300" calcext:value-type="float">
            <text:p>9300</text:p>
          </table:table-cell>
          <table:table-cell table:formula="of:=[.C23]/([.B23]*1000)" office:value-type="float" office:value="0.0807291666666667" calcext:value-type="float">
            <text:p>0.0807291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8812 </text:p>
          </table:table-cell>
          <table:table-cell office:value-type="float" office:value="172.8" calcext:value-type="float">
            <text:p>172.8</text:p>
          </table:table-cell>
          <table:table-cell office:value-type="float" office:value="16300" calcext:value-type="float">
            <text:p>16300</text:p>
          </table:table-cell>
          <table:table-cell table:formula="of:=[.C24]/([.B24]*1000)" office:value-type="float" office:value="0.0943287037037037" calcext:value-type="float">
            <text:p>0.0943287037037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8818</text:p>
          </table:table-cell>
          <table:table-cell office:value-type="float" office:value="259.2" calcext:value-type="float">
            <text:p>259.2</text:p>
          </table:table-cell>
          <table:table-cell office:value-type="float" office:value="22000" calcext:value-type="float">
            <text:p>22000</text:p>
          </table:table-cell>
          <table:table-cell table:formula="of:=[.C25]/([.B25]*1000)" office:value-type="float" office:value="0.0848765432098766" calcext:value-type="float">
            <text:p>0.0848765432098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3:.B25])" office:value-type="float" office:value="54.2769230769231" calcext:value-type="float">
            <text:p>54.2769230769231</text:p>
          </table:table-cell>
          <table:table-cell table:formula="of:=AVERAGE([.C13:.C25])" office:value-type="float" office:value="4925.45454545455" calcext:value-type="float">
            <text:p>4925.45454545455</text:p>
          </table:table-cell>
          <table:table-cell table:formula="of:=AVERAGE([.D13:.D15];[.D17:.D19];[.D22:.D25])" office:value-type="float" office:value="0.0595453593474427" calcext:value-type="float">
            <text:p>0.059545359347442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16:18:56.3982704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6:41.916320582</meta:creation-date>
    <meta:generator>LibreOffice/7.5.5.2$Linux_X86_64 LibreOffice_project/50$Build-2</meta:generator>
    <dc:date>2023-11-19T19:40:42.661668626</dc:date>
    <meta:editing-duration>PT3H21M44S</meta:editing-duration>
    <meta:editing-cycles>4</meta:editing-cycles>
    <meta:document-statistic meta:table-count="1" meta:cell-count="104" meta:object-count="0"/>
  </office:meta>
</office:document-meta>
</file>